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12939453125" calcext:value-type="float">
            <text:p>0.12939453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-1" calcext:value-type="float">
            <text:p>-1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2099609375" calcext:value-type="float">
            <text:p>0.020996093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513671875" calcext:value-type="float">
            <text:p>0.15136718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6220703125" calcext:value-type="float">
            <text:p>0.6220703125</text:p>
          </table:table-cell>
          <table:table-cell table:number-columns-repeated="2"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0.85009765625" calcext:value-type="float">
            <text:p>0.850097656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7626953125" calcext:value-type="float">
            <text:p>0.1762695312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9697265625" calcext:value-type="float">
            <text:p>0.9697265625</text:p>
          </table:table-cell>
          <table:table-cell table:number-columns-repeated="3"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04248046875" calcext:value-type="float">
            <text:p>0.042480468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12939453125" calcext:value-type="float">
            <text:p>0.12939453125</text:p>
          </table:table-cell>
          <table:table-cell table:style-name="ce1" office:value-type="float" office:value="0.02099609375" calcext:value-type="float">
            <text:p>0.020996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17626953125" calcext:value-type="float">
            <text:p>0.1762695312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3T16:19:14.125443602</dc:date>
    <meta:editing-duration>PT54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